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TermQuery.toString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Term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TermQue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TermQuery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TermQuery.getSpans( final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TermQuery.SpanTerm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Term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TermQuery.getPayload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TermQuery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Term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